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r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sk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mer.Timer( boolean isDeam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dleCheckerTask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imer.schedule( Task task , long delay , long peri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imer.taskCance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sk.setTimer( Timer ti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r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